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11-03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6152" calcext:value-type="float">
            <text:p>8.8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54" calcext:value-type="float">
            <text:p>8.9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23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6568" calcext:value-type="float">
            <text:p>9.1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1016" calcext:value-type="float">
            <text:p>8.8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8448" calcext:value-type="float">
            <text:p>8.9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5776" calcext:value-type="float">
            <text:p>8.8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89136" calcext:value-type="float">
            <text:p>9.0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2664" calcext:value-type="float">
            <text:p>9.1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1432" calcext:value-type="float">
            <text:p>9.1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6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7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1496" calcext:value-type="float">
            <text:p>8.9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6048" calcext:value-type="float">
            <text:p>8.7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1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8384" calcext:value-type="float">
            <text:p>9.1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6488" calcext:value-type="float">
            <text:p>8.4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5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2184" calcext:value-type="float">
            <text:p>9.0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7216" calcext:value-type="float">
            <text:p>8.96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0368" calcext:value-type="float">
            <text:p>9.0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7696" calcext:value-type="float">
            <text:p>8.9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5608" calcext:value-type="float">
            <text:p>9.0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4272" calcext:value-type="float">
            <text:p>9.0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3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9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7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7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5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8344" calcext:value-type="float">
            <text:p>8.8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2248" calcext:value-type="float">
            <text:p>8.8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3688" calcext:value-type="float">
            <text:p>8.9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64752" calcext:value-type="float">
            <text:p>9.0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1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4624" calcext:value-type="float">
            <text:p>9.56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6256" calcext:value-type="float">
            <text:p>8.9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2728" calcext:value-type="float">
            <text:p>8.8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4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8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31 12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2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1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5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6 1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3792" calcext:value-type="float">
            <text:p>9.0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1328" calcext:value-type="float">
            <text:p>9.1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5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0744" calcext:value-type="float">
            <text:p>9.0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8616" calcext:value-type="float">
            <text:p>8.7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45296" calcext:value-type="float">
            <text:p>8.8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6632" calcext:value-type="float">
            <text:p>8.8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8176" calcext:value-type="float">
            <text:p>9.0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7112" calcext:value-type="float">
            <text:p>8.8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7904" calcext:value-type="float">
            <text:p>9.1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2976" calcext:value-type="float">
            <text:p>9.3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0056" calcext:value-type="float">
            <text:p>8.8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1392" calcext:value-type="float">
            <text:p>8.8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0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6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2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0912" calcext:value-type="float">
            <text:p>8.8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2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9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3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7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1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5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4216" calcext:value-type="float">
            <text:p>7.82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9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2456" calcext:value-type="float">
            <text:p>8.9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3312" calcext:value-type="float">
            <text:p>8.9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4 1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1056" calcext:value-type="float">
            <text:p>9.21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12352" calcext:value-type="float">
            <text:p>8.9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78824" calcext:value-type="float">
            <text:p>8.8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6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6904" calcext:value-type="float">
            <text:p>8.7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7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9984" calcext:value-type="float">
            <text:p>6.7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5224" calcext:value-type="float">
            <text:p>6.7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5392" calcext:value-type="float">
            <text:p>6.56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368" calcext:value-type="float">
            <text:p>6.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48" calcext:value-type="float">
            <text:p>6.50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7584" calcext:value-type="float">
            <text:p>6.5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7208" calcext:value-type="float">
            <text:p>6.61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6248" calcext:value-type="float">
            <text:p>6.55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2448" calcext:value-type="float">
            <text:p>6.63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6936" calcext:value-type="float">
            <text:p>6.7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30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6456" calcext:value-type="float">
            <text:p>6.69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1696" calcext:value-type="float">
            <text:p>6.7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3888" calcext:value-type="float">
            <text:p>6.72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3784" calcext:value-type="float">
            <text:p>6.65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9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7792" calcext:value-type="float">
            <text:p>6.71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5976" calcext:value-type="float">
            <text:p>6.6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1216" calcext:value-type="float">
            <text:p>6.6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8272" calcext:value-type="float">
            <text:p>6.74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568" calcext:value-type="float">
            <text:p>6.8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2384" calcext:value-type="float">
            <text:p>6.88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7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6976" calcext:value-type="float">
            <text:p>7.04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6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1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6-27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6-22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6-19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6-06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6-01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19O3</text:p>
          </table:table-cell>
          <table:table-cell office:value-type="string" calcext:value-type="string">
            <text:p>WCWC</text:p>
          </table:table-cell>
          <table:table-cell office:value-type="string" calcext:value-type="string">
            <text:p>2018-05-23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8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422" meta:object-count="0"/>
    <meta:user-defined meta:name="AppVersion">3.0</meta:user-defined>
  </office:meta>
</office:document-meta>
</file>